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3" style:family="paragraph" style:parent-style-name="Standard">
      <style:text-properties fo:font-size="18pt" fo:font-weight="bold" style:font-size-asian="18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ff0000" loext:opacity="100%" fo:font-size="18pt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ff0000" loext:opacity="100%" fo:font-size="20pt" fo:font-weight="bold" style:font-size-asian="20pt" style:font-weight-asian="bold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fo:font-size="18pt" fo:font-weight="bold" style:font-size-asian="18pt" style:font-weight-asian="bold"/>
    </style:style>
    <style:style style:name="P8" style:family="paragraph" style:parent-style-name="List_20_Paragraph">
      <style:paragraph-properties fo:margin-left="0cm" fo:margin-right="0cm" fo:text-indent="0cm" style:auto-text-indent="false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rsid="0015db14" officeooo:paragraph-rsid="0015db14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ff0000" loext:opacity="100%" fo:font-size="18pt" fo:font-weight="bold" style:font-size-asian="18pt" style:font-weight-asian="bold"/>
    </style:style>
    <style:style style:name="P12" style:family="paragraph" style:parent-style-name="Standard">
      <style:text-properties fo:font-size="18pt" fo:font-weight="bold" style:font-size-asian="18pt" style:font-weight-asian="bold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style:font-size-asian="18pt" style:font-weight-asian="bold" style:font-name-complex="Times New Roman1"/>
    </style:style>
    <style:style style:name="P15" style:family="paragraph" style:parent-style-name="Standard">
      <style:text-properties fo:font-size="18pt" fo:font-weight="bold" style:font-size-asian="18pt" style:font-weight-asian="bold" style:font-name-complex="Times New Roman1" style:font-size-complex="18pt" style:font-weight-complex="bold"/>
    </style:style>
    <style:style style:name="P16" style:family="paragraph" style:parent-style-name="Standard">
      <style:text-properties fo:font-size="18pt" fo:font-weight="bold" officeooo:rsid="0013fe47" officeooo:paragraph-rsid="0013fe47" style:font-size-asian="18pt" style:font-weight-asian="bold" style:font-name-complex="Times New Roman1"/>
    </style:style>
    <style:style style:name="T1" style:family="text">
      <style:text-properties fo:color="#ff0000" loext:opacity="100%" fo:font-size="20pt" fo:font-weight="bold" style:font-size-asian="20pt" style:font-weight-asian="bold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style:text-position="super 58%" fo:font-size="18pt" fo:font-weight="bold" style:font-size-asian="18pt" style:font-weight-asian="bold"/>
    </style:style>
    <style:style style:name="T4" style:family="text">
      <style:text-properties officeooo:rsid="0013fe47"/>
    </style:style>
    <style:style style:name="T5" style:family="text">
      <style:text-properties officeooo:rsid="0016a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rammar 2</text:p>
      <text:p text:style-name="P2"/>
      <text:p text:style-name="P4">Plural Forms</text:p>
      <text:list xml:id="list568300745" text:style-name="WWNum1">
        <text:list-item>
          <text:p text:style-name="P7">Lehrer <text:s text:c="15"/>Lehrer <text:s text:c="15"/>-</text:p>
        </text:list-item>
        <text:list-item>
          <text:p text:style-name="P6"><text:span text:style-name="T2">Hafen <text:s text:c="17"/>Häfen <text:s text:c="15"/>_</text:span><text:span text:style-name="T3">..</text:span></text:p>
        </text:list-item>
        <text:list-item>
          <text:p text:style-name="P7">Tisch <text:s text:c="18"/>Tische <text:s text:c="14"/>-e</text:p>
        </text:list-item>
        <text:list-item>
          <text:p text:style-name="P7">Kind <text:s text:c="18"/>Kinder <text:s text:c="13"/>-er</text:p>
        </text:list-item>
        <text:list-item>
          <text:p text:style-name="P7">Glas <text:s text:c="19"/>Gläser <text:s text:c="12"/>.._ er</text:p>
        </text:list-item>
        <text:list-item>
          <text:p text:style-name="P7">Frage <text:s text:c="17"/>Fragen <text:s text:c="13"/>-n</text:p>
        </text:list-item>
        <text:list-item>
          <text:p text:style-name="P7">Antwort <text:s text:c="12"/>Antworten <text:s text:c="7"/>-en</text:p>
        </text:list-item>
        <text:list-item>
          <text:p text:style-name="P7">Studentin <text:s text:c="10"/>Studentinnen <text:s text:c="2"/>-nen</text:p>
        </text:list-item>
        <text:list-item>
          <text:p text:style-name="P7">Auto <text:s text:c="18"/>Autos <text:s text:c="16"/>-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Words</text:p>
      <text:p text:style-name="P12">Wer <text:s/>= <text:s text:c="2"/>Wer ist er?</text:p>
      <text:p text:style-name="P12">Was = <text:s text:c="2"/>Was ist das?</text:p>
      <text:p text:style-name="P12">Wann = <text:s/>Wann kommt die Lehrerin?</text:p>
      <text:p text:style-name="P12">Wo= <text:s/>Wo wohnen Sie?</text:p>
      <text:p text:style-name="P12">Woher = Woher kommen Sie?</text:p>
      <text:p text:style-name="P12">Wohin = Wohin fahren/gehen Sie?</text:p>
      <text:p text:style-name="P12">Wie= Wie ist Ihr Name? <text:s/>Wie geht es Ihnen?</text:p>
      <text:p text:style-name="P12">Wieviel = <text:s text:c="2"/>Wiviel kostet ein Kilo Apfel? <text:s text:c="4"/>(kosten) </text:p>
      <text:p text:style-name="P13">Wie viele= Wie viele Studenten lernen Deutsch?</text:p>
      <text:p text:style-name="P12">Wie lange= Wie lange warten Sie hier?</text:p>
      <text:p text:style-name="P12">Seit wann = <text:s/>Seit wann lernen Sie Deutsch?</text:p>
      <text:p text:style-name="P12">Warum = <text:s/>Warum lernen/studieren Sie in IIT Kharagpur?</text:p>
      <text:p text:style-name="P12">Wie spät ist es? <text:s/>Es ist 10.15 Uhr.</text:p>
      <text:p text:style-name="P12">Wieviel Uhr ist es?</text:p>
      <text:p text:style-name="P5"/>
      <text:p text:style-name="P5"/>
      <text:p text:style-name="P5"/>
      <text:p text:style-name="P5"/>
      <text:p text:style-name="P5"/>
      <text:p text:style-name="P1"><text:soft-page-break/><text:span text:style-name="T1">Adjectives and antonym</text:span><text:bookmark text:name="_GoBack"/><text:span text:style-name="T1">s</text:span></text:p>
      <text:p text:style-name="P5"/>
      <text:p text:style-name="P3">gut × schlecht <text:s text:c="4"/>Der Lehrer ist sehr gut.</text:p>
      <text:p text:style-name="P3">billig × teuer </text:p>
      <text:p text:style-name="P3">früh × spät </text:p>
      <text:p text:style-name="P3">immer × nie</text:p>
      <text:p text:style-name="P3">freundlich × unfreundlich</text:p>
      <text:p text:style-name="P15">dunkel × hell</text:p>
      <text:p text:style-name="P3">schön × häßlich</text:p>
      <text:p text:style-name="P3">langsam × schnell</text:p>
      <text:p text:style-name="P3">fleißig × faul</text:p>
      <text:p text:style-name="P3">groß × klein</text:p>
      <text:p text:style-name="P3">neu × alt</text:p>
      <text:p text:style-name="P3">schwer × leicht</text:p>
      <text:p text:style-name="P3">richtig × falsch</text:p>
      <text:p text:style-name="P3"/>
      <text:p text:style-name="P3">rechts × links <text:s text:c="2"/>geradeaus</text:p>
      <text:p text:style-name="P3"/>
      <text:p text:style-name="P3"/>
      <text:p text:style-name="P3"/>
      <text:p text:style-name="P3"/>
      <text:p text:style-name="P3"><text:soft-page-break/>Ja - <text:span text:style-name="T4">yes</text:span></text:p>
      <text:p text:style-name="P3">Nein - <text:span text:style-name="T4">no</text:span></text:p>
      <text:p text:style-name="P16">Doch – of course</text:p>
      <text:p text:style-name="P16">Kommen Sie nicht aus Indien?</text:p>
      <text:p text:style-name="P16">Doch, ich komme aus Indien</text:p>
      <text:p text:style-name="P16"/>
      <text:p text:style-name="P16">Sind Sie nicht Inder/in?</text:p>
      <text:p text:style-name="P16">Nein, ich bin nicht Inder/in.</text:p>
      <text:p text:style-name="P8"/>
      <text:p text:style-name="P9"><text:s/>sein, haben, sprechen, lesen, geben, nehmen, essen, fahren, warden</text:p>
      <text:p text:style-name="P9"/>
      <text:p text:style-name="P9">-in <text:span text:style-name="T5">note</text:span>boo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false" style:font-name-asian="Calibri" style:font-size-asian="12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GB" style:letter-kerning="false" style:font-name-asian="Calibri" style:font-size-asian="12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746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vng</meta:initial-creator>
    <meta:editing-cycles>8</meta:editing-cycles>
    <meta:creation-date>2021-01-25T05:56:00</meta:creation-date>
    <dc:date>2021-02-01T12:30:40.907775327</dc:date>
    <meta:generator>LibreOffice/7.0.4.2$Linux_X86_64 LibreOffice_project/573028415b474775687f7355a6d413c41d013a01</meta:generator>
    <meta:editing-duration>PT5M46S</meta:editing-duration>
    <meta:document-statistic meta:table-count="0" meta:image-count="0" meta:object-count="0" meta:page-count="4" meta:paragraph-count="50" meta:word-count="222" meta:character-count="1410" meta:non-whitespace-character-count="968"/>
    <meta:user-defined meta:name="AppVersion">00.0001</meta:user-defined>
    <meta:user-defined meta:name="Company">Hewlett-Packard</meta:user-defined>
    <meta:user-defined meta:name="ContentTypeId">0x01010025A6B498AEFFE54E8D2CBC933D973986</meta:user-defined>
    <meta:template xlink:type="simple" xlink:actuate="onRequest" xlink:title="Normal" xlink:href=""/>
  </office:meta>
</office:document-meta>
</file>